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7635" officeooo:paragraph-rsid="00057635"/>
    </style:style>
    <style:style style:name="P2" style:family="paragraph" style:parent-style-name="Standard">
      <style:paragraph-properties fo:text-align="start" style:justify-single-word="false"/>
      <style:text-properties officeooo:paragraph-rsid="00057635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7635" officeooo:paragraph-rsid="0005763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a8aa" officeooo:paragraph-rsid="0005a8a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57635" officeooo:paragraph-rsid="00057635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rsid="0005a8aa" officeooo:paragraph-rsid="0005a8aa"/>
    </style:style>
    <style:style style:name="P7" style:family="paragraph" style:parent-style-name="Standard">
      <style:paragraph-properties fo:text-align="start" style:justify-single-word="false"/>
      <style:text-properties officeooo:paragraph-rsid="0007947e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57635" officeooo:paragraph-rsid="00057635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5a8aa" officeooo:paragraph-rsid="0005763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5a8aa" officeooo:paragraph-rsid="0005a8aa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05a8aa" officeooo:paragraph-rsid="0005a8aa"/>
    </style:style>
    <style:style style:name="P12" style:family="paragraph" style:parent-style-name="Standard">
      <style:paragraph-properties fo:text-align="start" style:justify-single-word="false"/>
      <style:text-properties officeooo:rsid="0005a8aa" officeooo:paragraph-rsid="0005a8aa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7947e" officeooo:paragraph-rsid="0007947e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07947e" officeooo:paragraph-rsid="0007947e"/>
    </style:style>
    <style:style style:name="P15" style:family="paragraph" style:parent-style-name="Standard">
      <style:paragraph-properties fo:text-align="start" style:justify-single-word="false"/>
      <style:text-properties officeooo:rsid="0007947e" officeooo:paragraph-rsid="0007947e"/>
    </style:style>
    <style:style style:name="T1" style:family="text">
      <style:text-properties officeooo:rsid="0005a8a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SE 330 Final Topics</text:p>
      <text:p text:style-name="P1"/>
      <text:p text:style-name="P3">Binary Search</text:p>
      <text:list xml:id="list2971726655" text:style-name="L1">
        <text:list-item>
          <text:p text:style-name="P8">Constraints / Preconditions ? </text:p>
          <text:list>
            <text:list-item>
              <text:list>
                <text:list-item>
                  <text:p text:style-name="P8">Must be sorted in ascending or descending order</text:p>
                  <text:list>
                    <text:list-item>
                      <text:p text:style-name="P13">will not work on unsorted vectors!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200136860597217" text:continue-numbering="true" text:style-name="L1">
        <text:list-item>
          <text:p text:style-name="P9">Performance relative to a function with N ? </text:p>
          <text:list>
            <text:list-item>
              <text:list>
                <text:list-item>
                  <text:p text:style-name="P8">log_2(N) <text:span text:style-name="T1">or O(log_n)</text:span></text:p>
                  <text:list>
                    <text:list-item>
                      <text:p text:style-name="P8">faster than linear or a sequential search which grows exponentially with input 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00137366263711" text:continue-numbering="true" text:style-name="L1">
        <text:list-item>
          <text:p text:style-name="P8">What Data Structures does this algorithm work best on ? </text:p>
          <text:list>
            <text:list-item>
              <text:list>
                <text:list-item>
                  <text:p text:style-name="P10">Works best on data sets stored in Vectors ( a linear data structure with random access aka [] operator ) <text:tab/>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/text:p>
      <text:p text:style-name="P4">Binary Search Trees</text:p>
      <text:list xml:id="list3132376803" text:style-name="L2">
        <text:list-item>
          <text:p text:style-name="P11">What is the “ binary search tree property(s) ” ? </text:p>
          <text:list>
            <text:list-item>
              <text:list>
                <text:list-item>
                  <text:p text:style-name="P14">DATA to left is <text:span text:style-name="T2">less</text:span><text:span text:style-name="T3"> than</text:span> parent node</text:p>
                </text:list-item>
                <text:list-item>
                  <text:p text:style-name="P14">DATA to right is <text:span text:style-name="T2">greater</text:span> than parent node</text:p>
                </text:list-item>
                <text:list-item>
                  <text:p text:style-name="P14">DATA to left of ROOT is less than ROOT</text:p>
                </text:list-item>
                <text:list-item>
                  <text:p text:style-name="P14">DATA to right of ROOT is greater than ROOT</text:p>
                </text:list-item>
              </text:list>
            </text:list-item>
          </text:list>
        </text:list-item>
      </text:list>
      <text:p text:style-name="P7"/>
      <text:list xml:id="list200137768732789" text:continue-numbering="true" text:style-name="L2">
        <text:list-item>
          <text:p text:style-name="P14">Adding to a Binary Search Tree? </text:p>
          <text:list>
            <text:list-item>
              <text:list>
                <text:list-item>
                  <text:p text:style-name="P14">If value is found in tree do nothing</text:p>
                </text:list-item>
                <text:list-item>
                  <text:p text:style-name="P14">Otherwise insert x into last spot traversed</text:p>
                </text:list-item>
              </text:list>
            </text:list-item>
          </text:list>
        </text:list-item>
      </text:list>
      <text:p text:style-name="P15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2:37:28.676003367</meta:creation-date>
    <dc:date>2020-03-19T20:01:35.589681323</dc:date>
    <meta:editing-duration>PT27M11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20" meta:word-count="161" meta:character-count="804" meta:non-whitespace-character-count="668"/>
  </office:meta>
</office:document-meta>
</file>